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TEestiPro" svg:font-family="GTEestiPr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a7dd" officeooo:paragraph-rsid="0017a7dd"/>
    </style:style>
    <style:style style:name="P2" style:family="paragraph" style:parent-style-name="Standard">
      <style:text-properties fo:language="ru" fo:country="RU" officeooo:rsid="0017a7dd" officeooo:paragraph-rsid="0017a7dd"/>
    </style:style>
    <style:style style:name="P3" style:family="paragraph" style:parent-style-name="Standard" style:list-style-name="L1">
      <style:text-properties fo:language="ru" fo:country="RU" officeooo:rsid="0017a7dd" officeooo:paragraph-rsid="0017a7dd"/>
    </style:style>
    <style:style style:name="P4" style:family="paragraph" style:parent-style-name="Standard" style:list-style-name="L1">
      <style:text-properties officeooo:paragraph-rsid="0017a7dd"/>
    </style:style>
    <style:style style:name="P5" style:family="paragraph" style:parent-style-name="Standard" style:list-style-name="L2">
      <style:text-properties fo:language="ru" fo:country="RU" officeooo:rsid="0017a7dd" officeooo:paragraph-rsid="0017a7dd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17a7d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готовка к функциональному тестированию</text:p>
      <text:p text:style-name="P1"/>
      <text:p text:style-name="P1">Компонент: регистрация на сайте</text:p>
      <text:p text:style-name="P1"/>
      <text:p text:style-name="P1">Предусловие: Зайти на сайт <text:span text:style-name="T1">https://ozon.ru/</text:span></text:p>
      <text:p text:style-name="P1"/>
      <text:p text:style-name="P2">Шаги:</text:p>
      <text:list text:style-name="L1">
        <text:list-item>
          <text:p text:style-name="P3">Нажать кнопку «Войти»</text:p>
        </text:list-item>
        <text:list-item>
          <text:p text:style-name="P3">Ввести номер телефона</text:p>
        </text:list-item>
        <text:list-item>
          <text:p text:style-name="P3">Нажать кнопку «<text:span text:style-name="T1">Sign in</text:span>»</text:p>
        </text:list-item>
        <text:list-item>
          <text:p text:style-name="P3">Откроется поле для ввода электронной почты, ввести её</text:p>
        </text:list-item>
        <text:list-item>
          <text:p text:style-name="P3">Нажать кнопку «<text:span text:style-name="T1">Sign in</text:span>»</text:p>
        </text:list-item>
        <text:list-item>
          <text:p text:style-name="P3">Откроется поле для ввода кода подтверждения, ввести его из полученного сообщения на электронную почту</text:p>
        </text:list-item>
        <text:list-item>
          <text:p text:style-name="P3">Нажать кнопку «<text:span text:style-name="T1">Sign up</text:span>»</text:p>
        </text:list-item>
        <text:list-item>
          <text:p text:style-name="P4"><text:span text:style-name="T2">Откроется поле для ввода последних 6 цифр входящего номера телефона, нажать галочку рядом с текстом «I agree to </text:span><text:a xlink:type="simple" xlink:href="https://docs.ozon.ru/common/pravila-prodayoi-i-rekvizity/" office:target-frame-name="_blank" xlink:show="new" text:style-name="Internet_20_link" text:visited-style-name="Visited_20_Internet_20_Link"><text:span text:style-name="T2">the terms of use</text:span></text:a><text:span text:style-name="T2"> of Ozon services and </text:span><text:a xlink:type="simple" xlink:href="https://docs.ozon.ru/common/pravila-prodayoi-i-rekvizity/usloviya-obrabotki-personal-nyh-dannyh/" office:target-frame-name="_blank" xlink:show="new" text:style-name="Internet_20_link" text:visited-style-name="Visited_20_Internet_20_Link"><text:span text:style-name="T2">the terms of</text:span></text:a><text:span text:style-name="T2"> personal data processing », ввести последние 6 цифр входящего номера телефона</text:span></text:p>
        </text:list-item>
        <text:list-item>
          <text:p text:style-name="P3">Нажать кнопку «<text:span text:style-name="T1">Sign up</text:span>»</text:p>
        </text:list-item>
      </text:list>
      <text:p text:style-name="P2"/>
      <text:p text:style-name="P2">Ожидаемый результат:</text:p>
      <text:list text:style-name="L2">
        <text:list-item>
          <text:p text:style-name="P5">Зарегистрирован аккаунт на <text:a xlink:type="simple" xlink:href="https://ozon.ru/" text:style-name="Internet_20_link" text:visited-style-name="Visited_20_Internet_20_Link"><text:span text:style-name="T1">https://ozon.ru/</text:span></text:a></text:p>
        </text:list-item>
        <text:list-item>
          <text:p text:style-name="P5">Открыта основная страница сайт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TEestiPro" svg:font-family="GTEestiPr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2T20:08:43.620000000</meta:creation-date>
    <dc:date>2025-04-02T20:21:33.470000000</dc:date>
    <meta:editing-duration>PT12M50S</meta:editing-duration>
    <meta:editing-cycles>1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16" meta:word-count="119" meta:character-count="762" meta:non-whitespace-character-count="670"/>
  </office:meta>
</office:document-meta>
</file>